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MBx1FF6_2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1, FF 6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S. Almosnino</text:p>
      <text:p text:style-name="P4">Signed letter<text:tab/><text:tab/><text:tab/><text:tab/><text:tab/>Y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29 Sivan 5609</text:p>
      <text:p text:style-name="P4">Date (derived from Gregorian calendar)<text:tab/>June 1849</text:p>
      <text:p text:style-name="P4">Month<text:tab/><text:tab/><text:tab/><text:tab/><text:tab/><text:tab/>June</text:p>
      <text:p text:style-name="P4">Year<text:tab/><text:tab/><text:tab/><text:tab/><text:tab/><text:tab/>1849</text:p>
      <text:p text:style-name="P4">Hebrew Date<text:tab/><text:tab/><text:tab/><text:tab/><text:tab/></text:p>
      <text:p text:style-name="P4">Undated</text:p>
      <text:p text:style-name="P4">City<text:tab/><text:tab/><text:tab/><text:tab/><text:tab/><text:tab/></text:p>
      <text:p text:style-name="P4">State<text:tab/><text:tab/><text:tab/><text:tab/><text:tab/><text:tab/><text:tab/> <text:s text:c="2"/><text:tab/><text:tab/><text:tab/><text:tab/></text:p>
      <text:p text:style-name="P4">Country<text:tab/><text:tab/><text:tab/><text:tab/><text:tab/>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/text:p>
      <text:p text:style-name="P4">Stamp</text:p>
      <text:p text:style-name="P4">Postmark<text:tab/><text:tab/><text:tab/>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1">(Symbols: <text:s/>? = uncertain; [ ] = supplied information; / = end of line)</text:p>
      <text:p text:style-name="P1"/>
      <text:p text:style-name="P2">Mohamad Chamber/</text:p>
      <text:p text:style-name="P2"><text:span text:style-name="T1">29</text:span><text:span text:style-name="T2">th</text:span><text:span text:style-name="T1"> Sivan 5609./</text:span></text:p>
      <text:p text:style-name="P2">1849/</text:p>
      <text:p text:style-name="P1">Dear Sir(/)/</text:p>
      <text:p text:style-name="P1"><text:span text:style-name="T1"><text:tab/>I am directed by the Gentlemen of the/ Mohamad to convey to you their best Thanks for the/ excellent sermon you delivered at Synagogue on the/ 7</text:span><text:span text:style-name="T2">th</text:span><text:span text:style-name="T1"> day of Passover./</text:span></text:p>
      <text:p text:style-name="P1"><text:tab/>It is gratifying to the Mohamad/ to bear testimony to the general satisfaction, which both/ the subject of your discourse, and the able manner in/ which it was delivered afforded the congregation—and/ they trust that the approval manifested will be an/ incentive to future exertions on your part to promote/ by pulpit instruction, the spiritual welfare of our community./</text:p>
      <text:p text:style-name="P1"><text:tab/>I am, Dear Sir/</text:p>
      <text:p text:style-name="P1"><text:tab/><text:tab/>Yours &amp;c/</text:p>
      <text:p text:style-name="P1"><text:tab/><text:tab/>S. Almosnino/</text:p>
      <text:p text:style-name="P1"><text:tab/><text:tab/><text:tab/>Secretary/</text:p>
      <text:p text:style-name="P1"><text:soft-page-break/>To/</text:p>
      <text:p text:style-name="P1">Mr. S. Morais--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16T12:20:16</meta:creation-date>
    <dc:date>2011-12-12T10:38:16.10</dc:date>
    <dc:language>en-US</dc:language>
    <meta:editing-cycles>3</meta:editing-cycles>
    <meta:editing-duration>PT00H08M59S</meta:editing-duration>
    <meta:document-statistic meta:table-count="0" meta:image-count="0" meta:object-count="0" meta:page-count="3" meta:paragraph-count="72" meta:word-count="280" meta:character-count="1918"/>
    <dc:creator>Penn Libraries</dc:creator>
    <meta:user-defined meta:name="Info 1"/>
    <meta:user-defined meta:name="Info 2"/>
    <meta:user-defined meta:name="Info 3"/>
    <meta:user-defined meta:name="Info 4"/>
  </office:meta>
</office:document-meta>
</file>